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7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Vayesheb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I. D. Luzzatto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For Vayesheb/</text:p>
      <text:p text:style-name="P7">after one of I. D. Luzzatto, to whom some/</text:p>
      <text:p text:style-name="P7">of the ideas belong./</text:p>
      <text:p text:style-name="P7"/>
      <text:p text:style-name="P6">[Page 1]</text:p>
      <text:p text:style-name="P6">Dear hearers! <text:s/>Nothing is more apt to draw youths aside from/ the path of virtue than the sight of wickedness successful and/ <text:span text:style-name="T2">bast</text:span> boastful. <text:s/>The years of our life, elapsing between/ childhood and manhood are fruitful of the noblest sentiments./ <text:s/>During that period it is that we will swear, with unsullied/ lips, fidelity to all which is loveable in human nature./ <text:s/>Then will we, with glowing breasts, devote time and mind to/ learning, in the anticipation of benefitting[sic!] the world, and/ earning a deservedly good name. <text:s/>But when arrived at/ the age, that brings us close to that world, in which we dreamed/ to find a realization of our ideals; as we pass from the/ school of fancy to that of reality; from the association of/ dead-writers to that of living actors, and notice here self-/assurance clothed in garments which belong to sterling merit;/ there blatant talkers occupy seats which should have been/ reserved for wise reasoners; here hypocrisy supplanting/ honesty of purpose, there haughtiness ill-using meekness;/ as we notice, I say, that the thoughts formed in the days/ of guileless youth vanish like a golden streak in the sky/ which murky clouds darken, a soul-withering belief lays hold of us./</text:p>
      <text:p text:style-name="P6"/>
      <text:p text:style-name="P6">[Page 2]</text:p>
      <text:p text:style-name="P6">"Righteousness was a shadowy mission, which inexperience/ raised; unrighteousness has existence and <text:soft-page-break/>strength and/ influence". <text:s/>So we tell ourselves; and regretting the errors/ of our early days,--as we then call the lofty aspirations/ once <text:span text:style-name="T2">found</text:span> conceived--, we put on a mask and go about in/ search of gain and popular applause. <text:s/>What will/ check us in that downward course to spiritual destruction?/ <text:s/>Religion, dear hearers! <text:s/>Religion, giving the assurance that the/ Almighty smiles upon the good, and frowns on evil doers,--/ that to appear not in disguise, but as we actually are, be-/-fore our fellow-creatures, and deal in all fairness with them,/ is to please our Creator and Father. <text:s/>Religion alone can/ steel youth in the practice of virtue, and make daily attacks/ upon its innocence totally powerless. <text:s/>This va-/-luable teaching, the portion of Genesis designated for to/ day, presents to view. <text:s/>You may have heard me often/ speak of a youth who figures grandly in the history/ narrated in that book, but so many are the qualities/ which gave him distinction, that we can choose his cha/-racter, as a frequent topic of our observations, and yet/ avoid the fault of repetition. <text:s/>Joseph is the type of virtue/ early set upon by <text:span text:style-name="T2">the</text:span> an unkind world, but keeping unshaken through/ the support of religion, and receiving at the end the reward/</text:p>
      <text:p text:style-name="P6"/>
      <text:p text:style-name="P6">[Page 3]</text:p>
      <text:p text:style-name="P6">to which it assured; the glory of having benefitted[sic!] that/ world, which had shown itself to him false and unjust./ <text:s/>Let us glance at a single trait of that character: The fear/ of God. <text:s/>Among our intellectual faculties that/ of examining human actions and passing judgment on them,/ is the first developped[sic!] in men gifted by nature with keen/ discernment. <text:s/>Unhappily, occasions for disapproving what/ we see are so <text:span text:style-name="T2">numerous</text:span> glaring that a person of <text:span text:style-name="T2">perfect</text:span> correct morals/ will with <text:span text:style-name="T2">much</text:span> ease detect much which deserves blame/ and reprehension. <text:s/>From this circumstance arose the pri-/-mary cause of Joseph's trials, as it arises for all crea-/-tures who cannot bear wrong, and will loudly pronounce/ a condemnation. <text:s/>Joseph brought unto his father the/ report of his brothers evil conduct. <text:s/>He saw the sons of/ Leah--write our Rabbins--treat the sons of the hand-/maids unkindly [Hebrew], while he, the child/ of the beloved Rachel, preferred their association, to exalt their/ manhood and make the slighted ones, feel his equals/ [Hebrew]. <text:s/>He saw the sons of Leah wanting/ in the finer feelings of humanity, using dumb-animals cruelly,/</text:p>
      <text:p text:style-name="P6"/>
      <text:p text:style-name="P6">[Page 4]</text:p>
      <text:p text:style-name="P6">[Hebrew]. <text:s/>he saw them destitute of that sense/ of chastity so prized by the pure-hearted [Hebrew]/ Too young to remonstrate with any hope of success, he/ sought paternal authority to effect a correction./ <text:s/>But Joseph was ignorant of the world in which he/ moved. <text:s/>Carried up on the light wings of fancy, he/ had created to himself a world, where he discovered/ a high place set apart for <text:span text:style-name="T2">his</text:span> virtue<text:span text:style-name="T2">s</text:span>. <text:s/>He dreamed/ what he believed in. <text:s/>He dreamed that moral excellencies/ raise man above the heavenly spheres; that the sun and/ the moon and the stars bow before a being truly righteous,/ and declare him king. <text:s/>But he awoke in the real world/ by which he was surrounded to find that jealousy and/ envy will not suffer merit to be awarded the crown/ of superiority; that they forge, on the contrary, the chains/ of bondage, which must be dragged drudgingly along./ <text:s/>Still the filters which tear the flesh, cannot wear away/ the majesty of the soul. <text:s/><text:span text:style-name="T2">His</text:span> He <text:span text:style-name="T4">is</text:span><text:span text:style-name="T5"> a King who rules/ his feelings. <text:s/>What more sublime spectacle than to/ behold a being who must bend far below his level, cheer-/-fully work, sustained by the thought that nothing is de-/-grading except sin? <text:s/>Call not a slave the man who/ labors faithfully; the menial office rendered is ennobled by the/</text:span></text:p>
      <text:p text:style-name="P6"><text:span text:style-name="T5"/></text:p>
      <text:p text:style-name="P6"><text:span text:style-name="T5">[Page 5]</text:span></text:p>
      <text:p text:style-name="P6"><text:span text:style-name="T5">dignity of his character. <text:s/>Joseph sold and sold again,/ is free, because he does not part with the principles/ of integrity; because he can gloriously exclaim "I am/ the master of my passions." <text:s/>How </text:span><text:span text:style-name="T3">very</text:span><text:span text:style-name="T5"> exceedingly few those who can/ give </text:span><text:span text:style-name="T3">out</text:span><text:span text:style-name="T5"> forth that utterance! <text:s/>The very change of condition/ from what is considered high to that which is deemed low,/ will suggest prevarications </text:span><text:span text:style-name="T3">and deception</text:span><text:span text:style-name="T5"> and artifice./ <text:s/>The wish to win favor, or the fear to excite anger, will/ silence the dictates of </text:span><text:span text:style-name="T3">unrighteousness</text:span><text:span text:style-name="T5"> uprightness, and/ lead virtue where it sinks and disappears. <text:s/>In every stage/ of life the preservation of </text:span><text:soft-page-break/><text:span text:style-name="T5">our morals presents appalling/ difficulties. <text:s/>The world in which we live demands deception./ <text:s/>The old and </text:span><text:span text:style-name="T3">the</text:span><text:span text:style-name="T5"> rich, like the young and poor are put un-/-der subjection. <text:s/>They cannot emancipate themselves from/ the worst of tyrannies, social conventionalities. <text:s/>But how/ infinitely greater and more numerous are the difficulties/ to be overcome by a creature just budding into manhood/ </text:span><text:span text:style-name="T3">with so</text:span><text:span text:style-name="T5"> beautiful in form and graceful in manners, but compelled/ to stoop to the will of others, who can dispose of his life/ with impunity? <text:s/>What will not a worldly policy ask/ then in order that ease may be purchased, and promotion/ secured! <text:s/>Aye: Every thing combined in removing the scruples,/--as the depraved world call them--, the scruples of conscience/</text:span></text:p>
      <text:p text:style-name="P6"><text:span text:style-name="T5"/></text:p>
      <text:p text:style-name="P6"><text:span text:style-name="T5">[Page 6]</text:span></text:p>
      <text:p text:style-name="P6"><text:span text:style-name="T5">entertained by the youthful and comely Joseph, when his/ virtue was put to a severe test. <text:s/>He had not courted/ sin, but sin forced itself upon him. <text:s/>If he yeilded[sic!], pre-/-ferments would be placed at his disposal, if he re-/-mained firm, his future would be </text:span><text:span text:style-name="T3">ruined in his future prospect.</text:span><text:span text:style-name="T5"> blasted./ <text:s/>Again: A veil which none could penetrate would be thrown/ over the sin, while the imputation of having been gently opt,/ would expose him to public indignation, without the slightest means/ of refuting the malicious charge. <text:s/>Let us now observe/ the working of that mind under a most searching trial./ <text:s/>What feeling holds Joseph in the path of righteousness?/ <text:s/>Gratitude? <text:s/>Certainly: The Egyptian who owned him/ a[sic!] his slave had dealt gently with him; but then the/ Hebrew youth </text:span><text:span text:style-name="T3">could</text:span><text:span text:style-name="T5"> might have reasoned in this manner "My master/ has shown me kindness, because he found it advantageous./ <text:s/>My industry has increased his substance, both in </text:span><text:span text:style-name="T3">his</text:span><text:span text:style-name="T5"> personal/ property and </text:span><text:span text:style-name="T3">his</text:span><text:span text:style-name="T5"> lands [Hebrew] I have so carefully/ managed his estate, and so thriftly[sic!] conducted his affairs, that/ he is looked upon as one of the richest of Pharaoh's officers./ <text:s/>He, of course, likes me for that, but he still claims me as/</text:span></text:p>
      <text:p text:style-name="P6"><text:span text:style-name="T5"/></text:p>
      <text:p text:style-name="P6"><text:span text:style-name="T5">[Page 7]</text:span></text:p>
      <text:p text:style-name="P6"><text:span text:style-name="T5">his bondsman. <text:s/>A whimmsy[sic!] put into his hand the scour-/-ging rod. <text:s/>Let me therefore prevent the possibility by/ keeping on my side her who weilds[sic!] unlimited influence"/ <text:s/>Yes: he might have so reasoned./ <text:s/>But these </text:span><text:span text:style-name="T3">reasonings</text:span><text:span text:style-name="T5"> thoughts which would seem almost </text:span><text:span text:style-name="T3">[?]</text:span><text:span text:style-name="T5"> to rise spontaneously did/ not cross the mind of the virtuous son of Jacob. <text:s/>He feared/ not man's wrath and people's contempt. <text:s/>He feared the/ all-seeing eye of Providence detecting him in crime./ <text:s/>"How can I do this great evil and sin against God?"/ <text:s/>That was the </text:span><text:span text:style-name="T3">restrain</text:span><text:span text:style-name="T5"> restraining power which robbed sin/ of its victory. <text:s/>The idea that the perfect Being to whom/ we are accountable for our deeds, is offended when we hide/ our moral </text:span><text:span text:style-name="T3">infirmities depravities</text:span><text:span text:style-name="T5"> deformities under the cloak of </text:span><text:span text:style-name="T3">f</text:span><text:span text:style-name="T5"> hypocrisy./ <text:s/>"How can I do </text:span><text:span text:style-name="T4">this great evil</text:span><text:span text:style-name="T5">"? <text:s/>To betray confidence is a/ crime, but if the object betrayed does not know aught of the injury, and/ does not suffer materially, why, we need not then be deterred/ by scruples to do what promotes our interest. <text:s/>No: it is a/ </text:span><text:span text:style-name="T4">great evil</text:span><text:span text:style-name="T5"> to wind oneself round a heart when ought to/ bear us detestation. <text:s/>"How can I do this great evil and sin/ </text:span><text:span text:style-name="T4">against God</text:span><text:span text:style-name="T5">?" <text:s/>The reliance reposed on me by a mortal mas-/-ter may never be shaken despite my </text:span><text:span text:style-name="T3">[?]</text:span><text:span text:style-name="T5"> perfidiousness but the immortal Ruler will cast me/ away from His presence as loathsomeness itself. <text:s/>And/ this feeling of reverence for the Sovereign Judge and witness, at/ the same time, of our actions and thoughts, can alone/</text:span></text:p>
      <text:p text:style-name="P6"><text:span text:style-name="T5"/></text:p>
      <text:p text:style-name="P6"><text:span text:style-name="T5">[Page 8]</text:span></text:p>
      <text:p text:style-name="P6"><text:span text:style-name="T5">uphold faith</text:span><text:span text:style-name="T3">s</text:span><text:span text:style-name="T5"> and prevent its falling into precipices/ met here below at nearly every step we take./ <text:s/>The same feeling, and not a philosophy teaching virtue by the rules of utilitaria-/-nism will insure to </text:span><text:span text:style-name="T3">to</text:span><text:span text:style-name="T5"> society members able to benefit it,/ impelled by the love of humanity and not by egotism,/ members who will measure their doings not by the length of/ their own advantage, but by that which will inure to the hap-/-piness of mankind. <text:s/>The fear of God will supply the world/ with searchers after truth men, employing their minds not to/ dazzle the [?] multitude, but to guide many gently/ in the way of a knowledge that breeds goodness and philan-/-thropy. <text:s/>By that feeling will a youth keep virtuous, not-/-withstanding corruptive surroundings, and grow to become a/ trusty servant, or a benevolent master, a </text:span><text:soft-page-break/><text:span text:style-name="T5">staunch friend,/ or a reliable counsellor[sic!], the agent of the Most High, in/ bestowing blessings on the community among whom he lives./ <text:s/>And such was the Hebrew whom we glory to reckon in our/ noble ancestry. <text:s/>Would to God that we who so admire Joseph's/ character, copied it. <text:s/>The name of [Hebrew] "a holy people,"/ would then be deservedly borne. <text:s/>We would be instanced/ </text:span></text:p>
      <text:p text:style-name="P6"><text:span text:style-name="T5"/></text:p>
      <text:p text:style-name="P6"><text:span text:style-name="T5">[Page 9]</text:span></text:p>
      <text:p text:style-name="P6"><text:span text:style-name="T3">as</text:span><text:span text:style-name="T5"> out for purity and uprightness, for truthfulness/ and charity./</text:span></text:p>
      <text:p text:style-name="P6"><text:span text:style-name="T5"><text:tab/>(This lecture was continued at some length to address a Bar/ Mitzvah, an inmate of the Jewish Foster Home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19T13:09:48.06</meta:creation-date>
    <dc:date>2012-04-19T14:50:37.86</dc:date>
    <dc:creator>Penn Libraries</dc:creator>
    <meta:editing-duration>PT00H07M0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3" meta:word-count="1935" meta:character-count="11819"/>
  </office:meta>
</office:document-meta>
</file>